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line-height="150%" fo:break-before="page"/>
    </style:style>
    <style:style style:name="P5" style:family="paragraph" style:parent-style-name="Heading_20_1">
      <style:paragraph-properties fo:line-height="150%"/>
    </style:style>
    <style:style style:name="P6" style:family="paragraph" style:parent-style-name="Heading_20_1">
      <style:text-properties fo:font-style="italic" style:font-style-asian="italic" style:font-style-complex="italic"/>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fo:font-style="italic" style:font-style-asian="italic" style:font-style-complex="italic"/>
    </style:style>
    <style:style style:name="P9" style:family="paragraph" style:parent-style-name="Heading_20_2">
      <style:paragraph-properties fo:line-height="150%"/>
    </style:style>
    <style:style style:name="P10" style:family="paragraph" style:parent-style-name="Heading_20_2">
      <style:paragraph-properties fo:break-before="page"/>
    </style:style>
    <style:style style:name="P11" style:family="paragraph" style:parent-style-name="Heading_20_2">
      <style:paragraph-properties fo:line-height="150%" fo:break-before="page"/>
    </style:style>
    <style:style style:name="P12" style:family="paragraph" style:parent-style-name="Text_20_body" style:list-style-name="L1">
      <style:paragraph-properties fo:line-height="15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SUKUPOLVENVAIHDOS JA VEROT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Standard"><text:tab/><text:tab/><text:tab/><text:tab/><text:tab/><text:tab/><text:tab/><text:tab/><text:tab/>Itä-Suomen yliopisto</text:p>
      <text:p text:style-name="Standard"><text:tab/><text:tab/><text:tab/><text:tab/><text:tab/><text:tab/><text:tab/><text:tab/><text:tab/>Avoin yliopisto</text:p>
      <text:p text:style-name="Standard"><text:tab/><text:tab/><text:tab/><text:tab/><text:tab/><text:tab/><text:tab/><text:tab/><text:tab/>Kauppa- ja oikeustieteiden </text:p>
      <text:p text:style-name="Standard"><text:tab/><text:tab/><text:tab/><text:tab/><text:tab/><text:tab/><text:tab/><text:tab/><text:tab/>tiedekunta</text:p>
      <text:p text:style-name="Standard"><text:tab/><text:tab/><text:tab/><text:tab/><text:tab/><text:tab/><text:tab/><text:tab/><text:tab/>Tuloslaskenta ja verotus</text:p>
      <text:p text:style-name="Standard"><text:tab/><text:tab/><text:tab/><text:tab/><text:tab/><text:tab/><text:tab/><text:tab/><text:tab/>29.5.2014</text:p>
      <text:p text:style-name="Standard"><text:tab/><text:tab/><text:tab/><text:tab/><text:tab/><text:tab/><text:tab/><text:tab/><text:tab/>Janne Bragge 263654</text:p>
      <text:p text:style-name="Standard"><text:tab/><text:tab/><text:tab/><text:tab/><text:tab/><text:tab/><text:tab/><text:tab/><text:tab/>Riikka Holopainen</text:p>
      <text:p text:style-name="Standard"><text:tab/><text:tab/><text:tab/><text:tab/><text:tab/><text:tab/><text:tab/><text:tab/></text:p>
      <text:p text:style-name="Standard"/>
      <text:p text:style-name="Standard"/>
      <text:p text:style-name="Standard"/>
      <text:p text:style-name="Standard"/>
      <text:p text:style-name="Standard"/>
      <text:p text:style-name="Contents_20_1"><text:soft-page-break/></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Sisällysluettelo</text:p>
          </text:index-title>
          <text:p text:style-name="P2">Johdanto<text:tab/>3</text:p>
          <text:p text:style-name="P2">Sukupolvenvaihdos<text:tab/>3</text:p>
          <text:p text:style-name="P2">Sukupolvenvaihdon toteuttaminen osake- tai yhtiöosuuskaupalla<text:tab/>4</text:p>
          <text:p text:style-name="P3">Sukupolvenvaihdoksen verovapaus luopujalle<text:tab/>5</text:p>
          <text:p text:style-name="P3">Luovutuksen saajan näkökulma<text:tab/>5</text:p>
          <text:p text:style-name="P3">Sukupolvenvaihdos yhtiön kannalta<text:tab/>6</text:p>
          <text:p text:style-name="P3">Sukupolvenvaihdos liiketoimintakaupalla<text:tab/>6</text:p>
          <text:p text:style-name="P2">Lahjana tai lahjaluonteisena kauppana toteutettu sukupolvenvaihdos<text:tab/>7</text:p>
          <text:p text:style-name="P2">Sukupolvenvaihdosta valmistelevat toimenpiteet<text:tab/>8</text:p>
          <text:p text:style-name="P3">Omien osakkeiden hankinta<text:tab/>8</text:p>
          <text:p text:style-name="P3">Osakeanti<text:tab/>9</text:p>
          <text:p text:style-name="P3">Jakautuminen<text:tab/>9</text:p>
          <text:p text:style-name="P3">Apuyhtiön käyttäminen<text:tab/>9</text:p>
          <text:p text:style-name="P2">Lähdeluettelo<text:tab/>11</text:p>
        </text:index-body>
      </text:table-of-content>
      <text:h text:style-name="Heading_20_1" text:outline-level="1"/>
      <text:h text:style-name="P7" text:outline-level="1">Johdanto</text:h>
      <text:p text:style-name="Text_20_body"/>
      <text:p text:style-name="P1">Sukupolven vaihdos on merkittävä ja vaativa prosessi joka on jokaisessa yrityksessä yksilöllinen. Valitsin aiheekseni yrityksen sukupolvenvaihdon koska yritystoiminnan siirtäminen seuraavalle sukupolvelle on haasteellinen ja suurta asiantuntijuutta vaativa prosessi, joka toistaiseksi on jäänyt aikaisemmissa opinnoissani pienemmälle huomiolle. </text:p>
      <text:p text:style-name="P1"/>
      <text:p text:style-name="P1">Esseeni keskittyy kurssin tavoitteiden mukaan yrityksen sukupolvenvaihdoksen verotukselliseen näkökohtiin. Pyrin vastaamaan kysymyksiin kuinka sukupolvenvaihdos on toteutettavissa, mitkä ovat verotukselliset seuraamukset eri tilanteissa ja kuinka sukupolvenvaihdokseen olisi hyvä varautua ennakolta yrityksessä. </text:p>
      <text:h text:style-name="Heading_20_1" text:outline-level="1">Sukupolvenvaihdos</text:h>
      <text:p text:style-name="Text_20_body"/>
      <text:p text:style-name="P1">Sukupolvenvaihdoksella tarkoitetaan prosessia, jossa yrityksen omistaja vaihtuu joko yrittäjän elinaikana tai sen jälkeen. Yrityksen toimintaa jatkaa luopuvan yrittäjän lähisukulainen tai muu henkilö. Verotuksellisesti luopujan ja luovutuksen saajan sukulaissuhteella on merkitystä verojen määrään. Veroseuraamukset voivat kohdistua sukupolvenvaihdosprosessissa luopujaan, jatkajaan, yritykseen tai kaikkiin näistä. Yritystoiminnan sukupolvenvaihdosprosessi onkin syytä suunnitella huolellisesti, jotta saavutetaan halutut veroseuraamukset (Tomperi 2009, 139.) </text:p>
      <text:p text:style-name="P1"/>
      <text:p text:style-name="P1">Sukupolvenvaihdokseen vaikuttaa myös yritysmuoto. Eri yritysmuodoilla on erilaiset sukupolvenvaihdosprosessit ja tämän takia erilaiset veroseuraamukset. Sukupolvenvaihdos on jokaisella yrityksellä omanlainen tapahtuma. Jollakin yrittäjällä on selkeä mielipide kenelle haluaa yritystoiminnan luovuttaa, toinen yrittäjä haluaa luovuttaa pienen osan monelle ja kolmas jotakin tästä välistä. Sukupolvenvaihdoksen lopulliset taloudelliset seuraamukset heijastavat useita yritystoiminan aikana tehtyjä päätöksiä kuten mikä yritysmuoto on valittu yritykseen? millainen pääomarakenne yritykseen on luotu? kenelle yritys lopulta luovutetaan? </text:p>
      <text:h text:style-name="Heading_20_1" text:outline-level="1"/>
      <text:h text:style-name="P7" text:outline-level="1">Sukupolvenvaihdon toteuttaminen osake- tai yhtiöosuuskaupalla</text:h>
      <text:p text:style-name="Text_20_body"/>
      <text:p text:style-name="P1">Sukupolvenvaihdos voidaan toteuttaa osake- tai yhtiöosuuskaupalla. Tällöin sukupolvenvaihdoksesta johtuvat veroseuraamukset koituvat pääosin luovuttajalle luovutusvoiton verotuksen kautta. Kaupan kautta saatu omaisuuden luovutusvoitto on veronalaista pääomatuloa (tuloverolaki 45§).</text:p>
      <text:p text:style-name="P1"/>
      <text:p text:style-name="P1">Luonnollinen henkilö tai kuolinpesä saa vähentää kauppahinnasta aina vähintään 20 prosenttia. Hankintameno-olettama on 20 prosenttia myyntihinnasta. Jos omaisuus on ollut myyjällä vähintään kymmenen vuotta, niin hankintameno-olettama on 40 prosenttia myyntihinnasta. Hankintameno-olettaman lisäksi luovutushinnasta ei saa tehdä muita vähennyksiä, joten esimerkiksi myyntikulut jäävät vähentämättä (tuloverolain 46 §:n 1 momentti.) Hankintameno-olettaman käyttäminen edellyttää vain tietoa myyntihinnasta ja hankinta-ajankohdasta (Koponen 2010, 260).</text:p>
      <text:p text:style-name="P1"/>
      <text:p text:style-name="P1">20 prosentin hankintameno-olettaman käyttäminen alle 10 vuotta omistetusta omaisuudesta tulee luopujalle taloudellisesti kannattavaksi, mikäli luovutettavan omaisuuden hankintahinta on ollut aikoinaan vähemmän kuin 20 prosenttia myyntihinnasta. Yli 10 vuotta omistetusta omaisuudesta alkuperäisen hankintahinnan olisi pitänyt olla alle 40 prosenttia, jotta hankintahinta-olettaman käyttäminen olisi taloudellisesti kannattavaa. </text:p>
      <text:p text:style-name="P1"/>
      <text:p text:style-name="P1">Mikäli luovutusvoitto lasketaan todellisten kulujen mukaan myyntihinnasta voidaan vähentää hankintahinnan lisäksi myyntikulut ja luovutettavan omaisuuden ostosta aiheutuneet kulut, kuten leima- ja varainsiirtovero. Hankintameno-olettaman käyttäminen ei välttämättä ole edullista luopujalle. Hankintameno-olettamaa käytetään mikäli alkuperäisen hankintahinnan selvittäminen ei onnistu. </text:p>
      <text:h text:style-name="P9" text:outline-level="2"/>
      <text:h text:style-name="P11" text:outline-level="2">Sukupolvenvaihdoksen verovapaus luopujalle</text:h>
      <text:p text:style-name="Text_20_body"/>
      <text:p text:style-name="P1">Sukupolvenvaihdos voi kuitenkin olla kokonaan verovapaa (luovutusvoiton sukupolvenvaihdoshuojennus), mikäli tietyt edellytykset täyttyvät. Sukupolvenvaihdoksessa luovutuksen verovapaus määritellään tuloverolaissa. Luovutusvoitto on kokonaan verovapaa mikäli kaikki seuraavat edellytykset täyttyvät. (tuloverolaki. 48.1 § 3.):</text:p>
      <text:list xml:id="list353254686677079350" text:style-name="L1">
        <text:list-item>
          <text:p text:style-name="P12">Luovutettavien osakkeiden tai osuuksien on oikeutettava vähintään 10 prosentin omistusoikeuteen sukupolvenvaihdon kohteena olevassa yhtiössä.</text:p>
        </text:list-item>
        <text:list-item>
          <text:p text:style-name="P12">Luovutuksen saajana on joko yksin tai yhdessä puolisonsa kanssa luovuttajan lapsi tai tämän rintaperillinen taikka luovuttajan sisar, veli taikka sisar- tai velipuoli. </text:p>
        </text:list-item>
        <text:list-item>
          <text:p text:style-name="P12">Osakkeet ovat olleet luovuttajan omistuksessa yli 10 vuotta. Mikäli luovuttaja on saanut luovutettavat osakkeet tai osuudet vastikeettomana saantona kunten lahjana tai perintönä omistukseensä, lasketaan omistusaikaan mukaan perinnön jättäjän tai lahjanantajan omistusaika. </text:p>
        </text:list-item>
      </text:list>
      <text:h text:style-name="Heading_20_2" text:outline-level="2">Luovutuksen saajan näkökulma</text:h>
      <text:p text:style-name="P1"/>
      <text:p text:style-name="P1">Luovutuksensaajan osalta osakkeiden hankintamenolla on merkitystä verotuksessa, kun hän luovuttaa osakkeet edelleen. Ostettujen osakkeiden hankintameno on maksettu kauppahinta varainsiirtoverolla lisättynä. </text:p>
      <text:p text:style-name="P1"/>
      <text:p text:style-name="P1">Luovutusvoiton sukupolvenvaihdoshuojennus eli myyjän luovutusvoiton verovapaus menetetään, mikäli ostaja luovuttaa osakkeet ennen kuin viisi vuotta on kulunut hänen saannostaan. Tästä jatkoluovutuksesta saatua voittoa laskettaessa hankintamenosta vähennetään se luovutusvoiton määrä, joka ei pidetty osakkeet luovuttaneen henkilön veronalaisena tulona. Näin ollen sukupolvenvaihdoshuojennuksen nojalla edellisella luovuttajalla verottamatta jäänyt luovutusvoitto tulee verotetuksi osakkeet edelleen luovuttavalla (tuloverolaki 48.5 §.) </text:p>
      <text:p text:style-name="P1"/>
      <text:p text:style-name="P1">Yhtiön purkamista pidetään myös jatkoluovutuksena. Omaisuuden lahjoittaminen kuitenkaan ei yleensä aiheuta huojennuksen menetystä. </text:p>
      <text:p text:style-name="P1"/>
      <text:p text:style-name="P1"><text:soft-page-break/>Viiden vuoden sääntö jatkoluovutukseen voi koskea myös vain osaa ostetuista osakkeista. Tässä tapauksessa luovuttajan hankintamenosta vähennetään luovutettua omaisuutta vastaava suhteellinen osuus verottamatta jätetystä voitosta. (Tomperi 2009, 142-143)</text:p>
      <text:h text:style-name="Heading_20_2" text:outline-level="2">Sukupolvenvaihdos yhtiön kannalta</text:h>
      <text:h text:style-name="Heading_20_2" text:outline-level="2"/>
      <text:p text:style-name="P1">Osake- tai yhtiöosuuskaupalla ei yleensä ole vaikutusta yhtiön verotukseen. Tappioiden vähennysoikeus voidaan kuitenkin kaupan myötä menettää, jos tappiovuoden aikana tai sen jälkeen <text:s/>yli puolet osakkeista tai osuuksista on vaihtanut omistajaa muun saannon kuin perinnön tai testamentin vuoksi. Verovirasto voi kuitenkin hakemuksella myöntää oikeuden tappioiden vähentämiseen, mikäli se on erityisistä syistä ja yhtiön toiminnan jatkuvuuden kannalta tarpeen. (tuloverolaki 122 §.)</text:p>
      <text:h text:style-name="Heading_20_2" text:outline-level="2">Sukupolvenvaihdos liiketoimintakaupalla</text:h>
      <text:p text:style-name="P1"/>
      <text:p text:style-name="P1">Yrityksen sukupolvenvahdos voidaan toteuttaa liiketoimintakaupan kautta. Tällöin yrityksen liiketoiminta siirretään jatkavalle uudelle yhtölle tai yksityiselle henkilölle niin että luopuva yritys myy käyttö-, vaihto- yms. omaisuuden jatkajalle. Liiketoiminta kaupassa luovuttavan yrityksen myyntivoitot ovat yhtiön normaalia veronalaista tuloa (elinkeinoverolaki 5-6 §).</text:p>
      <text:p text:style-name="P1"/>
      <text:p text:style-name="P1">Liiketoiminnan lopettava yhtiö jää olemaan liieomaisuuden myynnistä huolimatta. Mikäli yhtiö ei enää harjota liiketoimintaa, se jatkaa tuloverolain mukaan verotettavana yhtiönä. Yhtiö voidaan yhtiön osakkaiden päätöksellä myöhemmin purkaa. </text:p>
      <text:p text:style-name="P1"/>
      <text:p text:style-name="P1">Toteutettaessa sukupolvenvaihdos liiketoiminnan myynnin kautta koituvat veroseuraamuksen ensisijaisesti myyjälle tuloutuvien myyntihintojen vuoksi. Erityisiä verohuojennussäädöksiä liiketoiminnalla toteutetuun sukupolvenvaihdokseen ei ole, mutta mikäli myyjänä on elinkeinotoiminnasta luopuva luonnollinen henkilö tai kuolinpesä, voidaan liikkeen tai ammatin kertaluovutuksesta syntyvään kertatuloon soveltaa tulontasausta (tuloverolaki 128§). Kaupassa syntyneet hankitamenot ovat ostajalle vähennyskelpoisia (elinkeinoverolaki 7-8 §). Kaupassa siirtyvistä kiinteistöistä ja arvopapereista aiheutuu varainsiirtoveron maksuvelvollisuus ostajalle (varainsiirtoverolaki 4 §, 15 §). (Tomperi 2009, 143.)</text:p>
      <text:h text:style-name="Heading_20_1" text:outline-level="1"><text:soft-page-break/>Lahjana tai lahjaluonteisena kauppana toteutettu sukupolvenvaihdos</text:h>
      <text:p text:style-name="Text_20_body"/>
      <text:p text:style-name="P1">Perintö- ja lahjaverotuksessa on huojennussäännöt sekä kokonaan vastikkeettoman - perintö tai lahja, tai osittain vastikkeelisen – alle käyvän hinnan tehdyn kaupan, sukupolvenvaihdoksen varalta. Huojennuksen saamiseksi on esitettävä pyyntö huojennuksen saamiseksi ennen verotuksen toimittamista (Koponen 2010, 279.)</text:p>
      <text:p text:style-name="P1"/>
      <text:p text:style-name="P1">Yrityksen omistajan luopuessa osakkeista tai osuuksista vastikeetta, on kyseessä saajalle lahja josta hän joutuu maksamaan lahjaveroa. Osakkeiden vastikkeettomasta luovutuksesta ei suoriteta varainsiirtoveroa. Kaupan yhteydessä voidaan joutua selvittämään, onko kauppahintana käytetty osakkeiden ja osuuksien käypää hintaa, vai onko kysymys lahjasta. Käypää hintaa määriteltäessä otetaan huomioon myös myyjän yritystoimintaan liittyvät velat, jotta ostaja ottaa vastatakseen Mikäli vastike on enintään 75% luovutuksen kohteen käyvästä arvosta, kysymyksessä on lahjaluonteinen kauppa, joka johtaa lahjaveron maksuvelvollisuuteen (Tomperi 2009, 144.)</text:p>
      <text:p text:style-name="P1"/>
      <text:p text:style-name="P1">Yrityksen käypä hinta määritellään useinmiten substanssiarvon perusteella. Substanssi arvo saadaan kun yrityksen varoista vähennetään velat. Substanssiarvo lasketaan viimeisen vahvistetun taseen perusteella. Mikäli lahjoitus tai perintö on saatu tilikauden loppupuolella, käyvän arvon määrittelyssä on käytetty myös päättyneen tilikauden tasetta (Koponen 2010, 280.)</text:p>
      <text:p text:style-name="P1"/>
      <text:p text:style-name="P1">Yhtiön arvoa määriteltäessä voidaan käyttää myös yrityksen tuottoarvoa.Tuottoarvo lasketaan kolmen verovelvollisuuden alkamista edeltävän vuoden keskimääräisen nettotuloksen perusteella. Tuloksia oikaistaan poistamalla niistä konserniavustukset ja muut satunnaiset erät sekä poistoeron ja varausten muutokset. Yhtiön tuottoarvo lasketaan pääomittamalla oikaistujen tulosten keskiarvo tuottovaatimuksen mukaisella korkokannalla, jona yleensä käytetään 15 prosenttia. Tuottoarvon ollessa suurempi kuin substanssiarvo, käypä arvo määritetään verotuksessa tuottoarvon ja substanssiarvon keskiarvona. Mikäli tuottoarvo on pienempi kuin substanssiarvo, yhtiön käypä arvo vahvistetaan substanssiarvon mukaan. (Tomperi 2009, 145)</text:p>
      <text:p text:style-name="P1"/>
      <text:p text:style-name="P4"/>
      <text:p text:style-name="P1">Mikäli lahjan tai perinnön saaja luopuu omistuksesta viiden vuoden sisällä saannista menetetään sukupolvenvaihdoshuojennus. Jatkoluovutuksena pidetään yhtiön purkamista tai osittaista yhtiön myyntiä. Osittaisessa yhtiön myynnissä luovuttajan hankintamenosta vähennetään luovutettua omaisuutta vastaava suhteellinen osuus verottamatta jätetystä voitosta (Tomperi, 2009, 143.)</text:p>
      <text:h text:style-name="P5" text:outline-level="1">Sukupolvenvaihdosta valmistelevat toimenpiteet</text:h>
      <text:p text:style-name="P1"/>
      <text:p text:style-name="P1">Sukupolvenvaihdosta voidaan valmistella yrityksessä ennen varsinaisen sukupolvenvaihdosprosessin alkamista. Tälläisiä tapoja ovat muun muassa omien osakkeiden hankkiminen, osakeanti, jakautuminen ja apuyhtiöiden käyttäminen.</text:p>
      <text:h text:style-name="Heading_20_2" text:outline-level="2">Omien osakkeiden hankinta</text:h>
      <text:p text:style-name="P1"/>
      <text:p text:style-name="P1">Mikäli yrityksen jatkajaksi suunniteltu henkilö on jo yhtiön osakkeenomistaja, voidaan omistusta siirtää jatkajalle siten että yhtiö ostaa omia osakkeita luopujalta. Tässä tilanteessa jatkajan omistusosuus kasvaa yrityksessä suhteessa omistukseensa. Edellytyksenä omien osakkeiden ostolle on että yrityksessä on jakokelpoisia varoja, joilla yritys voi hankkia omia osakkeitaan. </text:p>
      <text:p text:style-name="P1"/>
      <text:p text:style-name="P1">Osakkeiden myyjää verotetaan myyntivoitosta luovutusvoittoa koskevien sääntöjen mukaan. Luovutusvoitoon ei voida hyödyntää sukupolvenvaihdoksenhuojennussäännöksiä, koska ostajana toimii kyseessä olevassa tilanteessa yhtiö, eikä laissa mainittu sukulainen. Veroa määriteltäessä käytetään osakkeiden käypää arvoa. Yhtiön ostaessa omia osakkeitaan on kysymyksessa yhtiön varojen jakaminen, jolloin on otettava huomioon peiteltyä osinkoa koskevat säännökset. Mikäli yritys maksa ylihintaa eli käypää arvoa enemmän osakkeista verotetaan ylimenevää hintaa peiteltynä osinkona. Osakkeista maksettu hinta voi olla myös merkityksetön mikäli on ilmeista että yritys on ostanut omia osakkeitaan jakaakseen peiteltyä osinkoa.</text:p>
      <text:h text:style-name="Heading_20_2" text:outline-level="2"/>
      <text:h text:style-name="P10" text:outline-level="2">Osakeanti</text:h>
      <text:p text:style-name="P1"/>
      <text:p text:style-name="P1">Osakeanninkautta voidaan edistää sukupolvenvaihdosta. Osakeannissa yritys toteuttaa osakepääoman korotuksen suunnattuna antina toiminan jatkajalle. Luopuvan osakkaan omistus ei muutu osakeannissa, mutta omistusosuus yrityksessä pienenee uusien osakkeiden myötä. Osakemerkinnässä on käytettävä käypää hintaa, sillä alihintainen merkinta saattaa johtaa lahjaveroseuraamukseen. Varainsiirtovero seuraamuksia ei ole osakeannissa merkityista osakkeista (Tomperi 2009, 151.)</text:p>
      <text:h text:style-name="Heading_20_2" text:outline-level="2">Jakautuminen</text:h>
      <text:p text:style-name="P1"/>
      <text:p text:style-name="P1">Mikäli yrityksellä on runsaasti sellaista varallisuutta, joka ei ole toiminnan kannalta tarpeen, mutta tekee yhtiöstä myyntiä ajatellen hintavan on sukupolvenvaihdoksen totettaminen jakautumisen kautta perusteltua. Jakautumisessa siirretään yrityksessä oleva tarpeeton omaisuus omaan yhtiöön ja toiminnan kannalta oleellinen omaisuus toiseen. Liiketoimintaa harjoittavan yhtiön osakkeiden myynti järjestelyn kautta on helpompaa, sillä pienemmän arvostuksen ansiosta jatkajan on helpompi järjestää rahoitus toiminnan hankkimiseksi alhaisemmasta myyntihinnasta johtuen (Tomperi 2009, 152.)</text:p>
      <text:h text:style-name="Heading_20_2" text:outline-level="2">Apuyhtiön käyttäminen</text:h>
      <text:p text:style-name="Text_20_body"/>
      <text:p text:style-name="P1">Yrityskauppa sukupolvien välillä voidaan toteuttaa myös niin että luovutuksen saaja perustaa oman yrityksen jolle luovutettava yritys myydään. Tällöin kahden yrityksen välille saattaa syntyä konsernisuhde, jossa apuyhtiönä käytetty uusi yhtiö on emoyhtiö, ja yhtiöstä, jonka osakkeet ostetaan, tulee tytäryhtiö. Jatkotoimenpiteenä ostetty yhtiö voidaan myöhemmin fuusioida perustettuun yhtiöön taikka vaihtoehtoisesti ostettu yhtiö voidaan myöhemmin purkaa, jolloin ostetun yhtiön varat ja velat siirtyvät täysimääräisesti uuteen yhtiöön. </text:p>
      <text:p text:style-name="P1"/>
      <text:p text:style-name="P1"/>
      <text:p text:style-name="P4">Sukupolvenvaihdon toteutettaessa apuyhtiön kautta ei myyntivoiton verovapaussäännökset tule sovellettavaksi, koska osakkeiden ostajana ei ole myyjän lähisukulainen vaan yhtiö. Myös apuyhtiön on maksettava oakkeista vähintään 75 prosenttiä käypästä arvosta, jotta mahdollista alihintaa ei katsota lahjaksi yritystoimintaa jatkavalle luovutuksen saajalle. Apuyhtiölle tulee ostonkautta maksettavaksi varainsiirtovero kaupan kohteena olevista osakkeista (Tomperi 2009, 152-153.) <text:s/></text:p>
      <text:p text:style-name="P1"/>
      <text:p text:style-name="P1"/>
      <text:p text:style-name="P1"/>
      <text:p text:style-name="Text_20_body"/>
      <text:h text:style-name="P6" text:outline-level="1"/>
      <text:h text:style-name="P8" text:outline-level="1">Lähdeluettelo</text:h>
      <text:p text:style-name="P1"/>
      <text:p text:style-name="P1"/>
      <text:p text:style-name="P1">Koponen, Juha 2010. Yrittäjän verokäsikirja. Helsinki. Verotieto Oy.</text:p>
      <text:p text:style-name="P1">Tomperi, Soile 2009. Yritysverotus ja tilinpäätössuunnittelu. Helsinki. WSOYpro Oy.</text:p>
      <text:p text:style-name="P1">Verohallinnon www-sivusto. (<text:a xlink:type="simple" xlink:href="http://www.vero.fi/" text:style-name="Internet_20_link" text:visited-style-name="Visited_20_Internet_20_Link">http://www.vero.fi/</text:a>). 25.5.2014</text:p>
      <text:p text:style-name="P1">Oikeusministeriön lainsäädäntö internet-sivusto. (<text:a xlink:type="simple" xlink:href="http://www.finlex.fi/" text:style-name="Internet_20_link" text:visited-style-name="Visited_20_Internet_20_Link">http://www.finlex.fi/</text:a>). 25.5.2014</text:p>
      <text:p text:style-name="P1"/>
      <text:p text:style-name="P1"/>
      <text:p text:style-name="P1"/>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e </meta:initial-creator>
    <meta:creation-date>2014-04-14T20:27:59.48</meta:creation-date>
    <dc:date>2014-05-29T19:42:49.39</dc:date>
    <dc:creator>Janne </dc:creator>
    <meta:editing-duration>P4DT16H2M34S</meta:editing-duration>
    <meta:editing-cycles>34</meta:editing-cycles>
    <meta:generator>OpenOffice/4.1.0$Win32 OpenOffice.org_project/410m18$Build-9764</meta:generator>
    <meta:printed-by>Janne </meta:printed-by>
    <meta:print-date>2014-05-29T19:41:08.24</meta:print-date>
    <meta:document-statistic meta:table-count="0" meta:image-count="0" meta:object-count="0" meta:page-count="11" meta:paragraph-count="77" meta:word-count="1511" meta:character-count="14566"/>
  </office:meta>
</office:document-meta>
</file>